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..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ΑΘΑΝΑΣΟΠΟΥΛΟΥ <text:s text:c="2"/>ΕΛΕΝΗ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ΑΘΑΝΑΣΟΥΛΑ <text:s text:c="2"/>ΚΑΣΣΙΑΝΗ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ΑΛΕΞΟΠΟΥΛΟΥ <text:s text:c="2"/>ΕΥΑΓΓΕΛΙΑ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ΑΝΤΩΝΟΠΟΥΛΟΥ <text:s text:c="2"/>ΕΛΕΝΗ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ΑΠΕΡΓΗ <text:s text:c="2"/>ΑΔΑΜΑΝΤΙΑ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ΑΣΗΜΑΚΟΠΟΥΛΟΥ <text:s text:c="2"/>ΠΑΝΑΓΙΩΤΑ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ΒΑΛΙΑΝΟΥ <text:s text:c="2"/>ΑΝΑΣΤΑΣΙΑ 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ΓΑΛΛΙΑΣ <text:s text:c="2"/>ΒΑΣΙΛΕΙΟΣ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ΓΕΩΡΓΙΑΔΟΥ <text:s text:c="2"/>ΚΥΡΙΑΚΗ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ΓΕΩΡΓΙΟΥ <text:s text:c="2"/>ΕΙΡΗΝΗ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ΓΕΩΡΓΙΟΥ <text:s text:c="2"/>ΚΩΝ/ΝΟΣ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ΓΚΑΙΔΑ <text:s text:c="2"/>ΓΕΩΡΓΙΑ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ΓΚΟΡΠΑ <text:s text:c="2"/>ΜΑΓΙΟΥΛΑ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ΔΗΜΟΒΑΣΙΛΗ <text:s text:c="2"/>ΒΕΝΕΤΙΑ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ΔΗΜΟΠΟΥΛΟΣ <text:s text:c="2"/>ΚΩΝ/ΝΟΣ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ΔΟΥΡΒΑ <text:s text:c="2"/>ΠΑΝΑΓΙΩΤΑ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ΔΡΟΓΓΙΤΗ <text:s text:c="2"/>ΜΑΡΙΑ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ΕΞΑΡΧΟΣ <text:s text:c="2"/>ΓΕΩΡΓΙΟΣ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ΘΑΝΕΛΛΑ <text:s text:c="2"/>ΒΑΣΙΛΙΚΗ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ΘΕΟΔΩΡΟΠΟΥΛΟΥ <text:s text:c="2"/>ΠΑΡΑΣΚΕΥΗ-ΤΑΤΙΑΝΑ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ΘΕΟΤΟΚΑΤΟΥ <text:s text:c="2"/>ΑΝΝΑ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ΑΚΟΓΙΑΝΝΗΣ <text:s text:c="2"/>ΑΠΟΣΤΟΛΟΣ-ΑΡΙΣΤΕΙΔΗΣ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ΑΛΑΙΤΖΙΔΟΥ <text:s text:c="2"/>ΠΑΡΑΣΚΕΥΗ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ΑΛΛΙΑΚΩΣΤΑ <text:s text:c="2"/>ΦΙΛΙΑ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ΑΝΔΗΛΙΩΤΗ <text:s text:c="2"/>ΘΕΟΔΩΡΑ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ΑΠΕΛΗ <text:s text:c="2"/>ΣΟΦΙΑ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ΑΠΕΡΔΑΣ <text:s text:c="2"/>ΒΑΣΙΛΕΙΟΣ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ΑΡΑΚΩΣΤΑ <text:s text:c="2"/>ΑΣΠΑΣΙΑ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ΑΡΑΜΠΕΛΑ <text:s text:c="2"/>ΠΑΡΑΣΚΕΥΗ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ΑΡΑΠΑΠΑ <text:s text:c="2"/>ΑΝΑΣΤΑΣΙΑ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ΑΡΑΣΛΑΝΙΔΗΣ <text:s text:c="2"/>ΑΠΟΣΤΟΛΟΣ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ΑΡΒΕΛΗ <text:s text:c="2"/>ΕΛΕΝΗ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ΑΡΕΛΑΣ <text:s text:c="2"/>ΚΩΝΣΤΑΝΤΙΝΟΣ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ΑΣΣΑΡΑΣ <text:s text:c="2"/>ΣΩΤΗΡΙΟΣ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ΑΤΣΑΝΤΑ <text:s text:c="2"/>ΠΑΡΘΕΝΙΑ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ΑΤΣΙΓΙΑΝΝΗΣ <text:s text:c="2"/>ΘΩΜΑΣ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ΑΤΣΙΚΑ <text:s text:c="2"/>ΜΑΡΙΑ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ΑΤΣΙΠΑΝΟΣ <text:s text:c="2"/>ΣΩΚΡΑΤΗΣ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ΕΦΗ <text:s text:c="2"/>ΧΡΙΣΤΙΝΑ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ΟΚΚΑΛΗ <text:s text:c="2"/>ΠΑΝΩΡΑΙΑ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ΟΚΟΛΗ <text:s text:c="2"/>ΑΝΔΡΙΑΝΝΑ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ΟΚΟΡΕΑ <text:s text:c="2"/>ΣΩΤΗΡΙΑ-ΕΥΤΥ 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ΟΛΟΒΟΣ <text:s text:c="2"/>ΚΩΝΣΤΑΝΤΙΝΟΣ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ΟΝΤΟΔΗΜΑ <text:s text:c="2"/>ΠΑΡΑΣΚΕΥΗ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ΟΝΤΟΔΗΜΟΣ <text:s text:c="2"/>ΔΗΜΗΤΡΙΟΣ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ΟΝΤΟΝΑΣΙΟΣ <text:s text:c="2"/>ΠΑΝΑΓΙΩΤΗΣ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ΟΝΤΟΣ <text:s text:c="2"/>ΠΑΝΑΓΙΩΤΗΣ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ΟΣΜΑ <text:s text:c="2"/>ΓΛΥΚΕΡΙΑ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ΟΤΡΩΤΣΟΣ <text:s text:c="2"/>ΙΩΑΝΝΗΣ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ΟΤΤΗ <text:s text:c="2"/>ΚΩΝΣΤΑΝΤΙΝΑ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ΟΥΡΤΗΣ <text:s text:c="2"/>ΧΑΡΑΛΑΜΠΟΣ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ΟΥΤΡΟΜΑΝΟΥ <text:s text:c="2"/>ΓΕΩΡΓΙΑ 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ΡΑΒΒΑΡΙΤΗ <text:s text:c="2"/>ΕΥΑΓΓΕΛΙΑ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ΡΙΚΡΗΣ <text:s text:c="2"/>ΧΑΡΑΛΑΜΠΟΣ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ΚΥΛΑΦΗ <text:s text:c="2"/>ΣΠΥΡΙΔΟΥΛΑ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ΛΑΜΠΡΑΚΟΠΟΥΛΟΥ <text:s text:c="2"/>ΚΩΝΣΤΑΝΤΙΝΑ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ΛΑΟΥΡΔΕΚΗΣ <text:s text:c="2"/>ΧΡΗΣΤΟΣ 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ΛΙΑΚΟΣ <text:s text:c="2"/>ΚΩΝΣΤΑΝΤΙΝΟΣ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ΛΙΑΠΗ <text:s text:c="2"/>ΕΙΡΗΝΗ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ΛΙΟΥΜΗ <text:s text:c="2"/>ΧΡΥΣΑΙΔΩ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ΛΥΡΑ <text:s text:c="2"/>ΚΩΝΣΤΑΝΤINA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ΛΩΡΙΔΑ <text:s text:c="2"/>ΒΑΣΙΛΙΚΗ 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ΜΑΚΡΥΝΙΩΤΗ <text:s text:c="2"/>ΓΕΩΡΓΙΑ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ΜΑΝΘΑΤΗ <text:s text:c="2"/>ΕΥΑΓΓΕΛΙΑ 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ΜΑΝΤΖΑΒΑ <text:s text:c="2"/>ΑΝΔΡΙΑΝΑ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ΜΑΡΑΓΙΑΝΝΗΣ <text:s text:c="2"/>ΚΩΝΣΤΑΝΤΙΝΟΣ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ΜΑΡΣΕΛΛΟΥ <text:s text:c="2"/>ΕΛΕΝΗ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ΜΑΥΡΟΓΙΑΝΝΗΣ <text:s text:c="2"/>ΚΩΝΣΤΑΝΤΙΝΟΣ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ΜΕΛΙΚΟΚΗ <text:s text:c="2"/>ΔΗΜΗΤΡΑ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ΜΗΝΑ <text:s text:c="2"/>ΑΛΕΞΑΝΔΡΑ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ΜΗΤΣΗ <text:s text:c="2"/>ΧΡΥΣΟΥΛΑ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ΜΠΕΚΟΥΛΗ <text:s text:c="2"/>ΕΥΔΟΞΙΑ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ΜΠΕΛΕΚΟΣ <text:s text:c="2"/>ΕΥΘΥΜΙΟΣ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ΜΠΛΑΧΟΥΡΑΣ <text:s text:c="2"/>ΚΩΝΣΤΑΝΤΙΝΟΣ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ΜΠΡΟΥΤΑ <text:s text:c="2"/>ΕΛΕΝΗ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ΜΩΡΑΪΤΗ <text:s text:c="2"/>ΚΑΛΛΙΤΣΑ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ΝΙΚΟΛΟΠΟΥΛΟΥ <text:s text:c="2"/>ΧΡΙΣΤΙΝΑ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ΝΤΑΓΙΑΝΤΑ <text:s text:c="2"/>ΜΑΡΙΑ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ΝΤΑΜΠΟΥ <text:s text:c="2"/>ΖΩΗ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ΞΟΥΡΓΙΑ <text:s text:c="2"/>ΑΝΑΣΤΑΣΙΑ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ΠΑΛΗΚΑΡΩΝΑ <text:s text:c="2"/>ΚΛΕΟΠΑΤΡΑ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ΠΑΝΑΓΙΩΤΟΥ <text:s text:c="2"/>ΧΡΗΣΤΟΣ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ΠΑΠΑΔΟΠΟΥΛΟΥ <text:s text:c="2"/>ΔΗΜΗΤΡΑ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ΠΑΠΑΝΤΩΝΗ <text:s text:c="2"/>ΣΠΥΡΙΔΟΥΛΑ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ΠΑΡΜΑΚΗ <text:s text:c="2"/>ΚΩΝΣΤΑΝΤΙΝΑ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ΠΑΤΟΥΛΙΑ <text:s text:c="2"/>ΑΙΚΑΤΕΡΙΝΗ 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ΠΙΠΕΡΟΥ <text:s text:c="2"/>ΜΑΡΙΑ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ΠΙΤΣΙΑΚΚΑΣ <text:s text:c="2"/>ΠΕΤΡΟΣ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ΠΛΑΚΑ <text:s text:c="2"/>ΒΑΣΙΛΙΚΗ 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ΠΛΑΚΙΔΑ <text:s text:c="2"/>ΕΛΕΝΗ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ΠΛΑΣΤΗΡΑΣ <text:s text:c="2"/>ΒΑΣΙΛΕΙΟΣ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ΠΟΛΙΤΗΣ <text:s text:c="2"/>ΑΘΑΝΑΣΙΟΣ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ΠΟΛΥΖΟΥ <text:s text:c="2"/>ΓΙΑΝΝΙΩ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ΠΟΥΛΗ <text:s text:c="2"/>ΑΡΙΣΤΕΑ 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ΠΡΕΖΑ <text:s text:c="2"/>ΑΛΕΞΑΝΔΡΑ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ΠΡΕΝΤΖΑΣ <text:s text:c="2"/>ΚΩΝΣΤΑΝΤΙΝΟΣ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ΠΡΟΥΝΤΖΟΥ <text:s text:c="2"/>ΟΛΓΑ 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ΠΡΟΥΝΤΖΟΥ <text:s text:c="2"/>ΟΛΓΑ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ΡΑΙΖΗΣ <text:s text:c="2"/>ΔΗΜΗΤΡΙΟΣ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ΡΑΠΤΗ <text:s text:c="2"/>ΣΟΦΙΑ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ΡΑΠΤΗΣ <text:s text:c="2"/>ΝΙΚΟΛΑΟΣ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ΣΑΛΤΟΣ <text:s text:c="2"/>ΕΥΑΓΓΕΛΟΣ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ΣΑΜΕΡΑ <text:s text:c="2"/>ΣΤΑΜΑΤΟΥΛΑ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ΣΑΡΔΕΛΗΣ <text:s text:c="2"/>ΑΘΑΝΑΣΙΟΣ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ΣΑΡΛΗ <text:s text:c="2"/>ΘΕΟΔΟΥΛΗ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ΣΑΡΡΑ <text:s text:c="2"/>ΜΑΡΙΑ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ΣΜΥΡΛΙΑΔΗ <text:s text:c="2"/>ΜΑΡΙΑ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ΣΠΑΝΟΥ <text:s text:c="2"/>ΑΙΚΑΤΕΡΙΝΗ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ΣΤΟΥΡΝΑΡΑ <text:s text:c="2"/>ΔΗΜΗΤΡΑ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ΣΩΤΗΡΙΑΔΟΥ <text:s text:c="2"/>ΣΑΛΩΜΗ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ΤΑΜΠΑΚΗ <text:s text:c="2"/>ΕΥΓΕΝΙΑ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ΤΑΜΠΑΚΗΣ <text:s text:c="2"/>ΧΑΡΑΛΑΜΠΟΣ 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ΤΑΡΝΑΡΑΣ <text:s text:c="2"/>ΑΝΔΡΕΑΣ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ΤΖΑΝΗ <text:s text:c="2"/>ΕΛΕΝΗ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ΤΖΙΜΟΓΙΑΝΝΗ <text:s text:c="2"/>ΣΠΥΡΙΔΟΥΛΑ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ΤΖΟΥΜΕΡΚΙΩΤΗ <text:s text:c="2"/>ΑΡΕΤΗ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ΤΖΩΡΤΖΟΠΟΥΛΟΥ-ΣΤΑΣΙΝΟΥ <text:s text:c="2"/>ΦΙΩΡΑ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ΤΟΜΑΡΑΣ <text:s text:c="2"/>ΘΕΟΔΩΡΟΣ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ΤΣΑΜΑΚΗ <text:s text:c="2"/>ΜΑΡΙΑ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ΤΣΙΡΚΑ <text:s text:c="2"/>ΛΑΜΠΡΙΝΗ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ΤΣΙΡΟΓΙΑΝΝΗ <text:s text:c="2"/>ΜΑΡΙΑ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ΤΣΙΡΩΝΗΣ <text:s text:c="2"/>ΠΑΝΑΓΙΩΤΗΣ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ΤΣΙΩΛΗ <text:s text:c="2"/>ΕΥΑΓΓΕΛΙΑ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ΤΣΙΩΡΟΥ <text:s text:c="2"/>ΒΑΣΙΛΙΚΗ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ΤΣΟΓΚΑ <text:s text:c="2"/>ΟΥΡΑΝΙΑ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ΤΣΟΡΤΟΥ <text:s text:c="2"/>ΣΠΥΡΙΔΟΥΛΑ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ΤΣΟΥΚΑ <text:s text:c="2"/>ΑΙΚΑΤΕΡΙΝΗ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ΤΣΟΥΚΑΛΑ <text:s text:c="2"/>ΒΑΣΙΛΙΚΗ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ΤΣΟΥΝΗΣ <text:s text:c="2"/>ΦΙΛΙΠΠΟΣ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ΤΣΟΥΣΗΣ <text:s text:c="2"/>ΦΩΤΙΟΣ 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ΥΦΑΝΤΗΣ <text:s text:c="2"/>ΗΛΙΑΣ 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ΦΑΡΜΑΚΗΣ <text:s text:c="2"/>ΓΕΩΡΓΙΟΣ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ΦΙΛΟΥ <text:s text:c="2"/>ΜΑΡΙΑ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ΦΛΩΡΟΥ <text:s text:c="2"/>ΔΗΜΗΤΡΑ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ΦΟΡΤΣΕΡΑ <text:s text:c="2"/>ΧΡΥΣΟΥΛΑ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ΦΟΥΝΤΑ <text:s text:c="2"/>ΑΓΓΕΛΙΚΗ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ΦΩΚΑ <text:s text:c="2"/>ΜΑΡΙΑ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ΧΑΝΤΖΗ <text:s text:c="2"/>ΟΥΡΑΝΙΑ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ΧΑΣΙΩΤΗ <text:s text:c="2"/>ΜΑΡΙΑ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ΧΕΙΜΩΝΙΔΟΥ <text:s text:c="2"/>ΕΥΑΓΓΕΛΙΑ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ΧΟΝΤΟΥ <text:s text:c="2"/>ΑΙΚΑΤΕΡΙΝΗ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ΧΟΥΤΑ <text:s text:c="2"/>ΜΑΡΙΑ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ΧΡΗΣΤΟΥ <text:s text:c="2"/>ΑΛΕΞΑΝΔΡΑ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ΧΡΙΣΤΟΔΟΥΛΟΥ <text:s text:c="2"/>ΓΛΥΚΕΡΙΑ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ΧΡΙΣΤΟΔΟΥΛΟΥ <text:s text:c="2"/>ΙΦΙΓΕΝΕΙΑ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ΨΑΡΡΟΣ <text:s text:c="2"/>ΧΑΡΑΛΑΜΠΟΣ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  <table:database-ranges>
        <table:database-range table:name="__Anonymous_Sheet_DB__0" table:target-range-address="Sheet1.C5:Sheet1.G29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 style:data-style-name="N2" text:time-value="14:27:21.0511470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07:13:44.712021521</meta:creation-date>
    <dc:date>2018-06-13T14:27:14.502653691</dc:date>
    <meta:editing-duration>PT1M28S</meta:editing-duration>
    <meta:editing-cycles>2</meta:editing-cycles>
    <meta:generator>LibreOffice/5.3.3.2$Linux_X86_64 LibreOffice_project/3d9a8b4b4e538a85e0782bd6c2d430bafe583448</meta:generator>
    <meta:document-statistic meta:table-count="1" meta:cell-count="731" meta:object-count="0"/>
  </office:meta>
</office:document-meta>
</file>